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canthis ADF Std No2" svg:font-family="'Accanthis ADF Std No2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線の終点_20_3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 fo:min-height="2.75cm" fo:min-width="3.8cm"/>
    </style:style>
    <style:style style:name="gr3" style:family="graphic" style:parent-style-name="objectwithoutfill">
      <style:graphic-properties draw:stroke="dash" draw:stroke-dash="Dot" svg:stroke-width="0.028cm" svg:stroke-color="#424242" draw:marker-start-width="0.242cm" draw:marker-end-width="0.242cm" svg:stroke-linecap="butt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Dot_20__28_Rounded_29_" svg:stroke-width="0.028cm" svg:stroke-color="#ff1744" draw:marker-start-width="0.242cm" draw:marker-end-width="0.242cm" svg:stroke-linecap="round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53cm" svg:stroke-color="#21212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7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0.25cm"/>
      <style:paragraph-properties style:writing-mode="lr-tb"/>
    </style:style>
    <style:style style:name="gr12" style:family="graphic" style:parent-style-name="objectwithoutfill">
      <style:graphic-properties draw:stroke="dash" draw:stroke-dash="Dot_20__28_Rounded_29_" svg:stroke-width="0.035cm" svg:stroke-color="#ff1744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opacity="33%" fo:min-height="0.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90_20_Degrees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end"/>
      <style:text-properties fo:color="#ff1744" loext:opacity="100%" style:font-name="Chilanka" fo:font-size="10.5pt" fo:font-weight="bold" style:font-size-asian="10.5pt" style:font-weight-asian="bold" style:font-size-complex="10.5pt" style:font-weight-complex="bold"/>
    </style:style>
    <style:style style:name="P9" style:family="paragraph">
      <loext:graphic-properties draw:fill="none" draw:fill-color="#ffffff"/>
      <style:paragraph-properties fo:text-align="end"/>
      <style:text-properties fo:color="#ff1744" loext:opacity="100%" style:font-name="Chilanka"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text-align="end"/>
      <style:text-properties fo:color="#212121" loext:opacity="100%" style:font-name="Chilanka" fo:font-size="10.5pt" style:font-size-asian="10.5pt" style:font-size-complex="10.5pt"/>
    </style:style>
    <style:style style:name="P11" style:family="paragraph">
      <loext:graphic-properties draw:fill="none" draw:fill-color="#ffffff"/>
      <style:paragraph-properties fo:text-align="end"/>
      <style:text-properties fo:color="#212121" loext:opacity="100%" style:font-name="Chilanka" fo:font-size="10.5pt" style:font-size-asian="10.5pt" style:font-size-complex="10.5pt"/>
    </style:style>
    <style:style style:name="P12" style:family="paragraph">
      <style:paragraph-properties fo:text-align="end"/>
      <style:text-properties fo:color="#ff3d00" loext:opacity="100%" style:font-name="Chilanka" fo:font-size="10.5pt" fo:font-weight="bold" style:font-size-asian="10.5pt" style:font-weight-asian="bold" style:font-size-complex="10.5pt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color="#ff3d00" loext:opacity="100%" style:font-name="Chilanka" fo:font-size="10.5pt" fo:font-weight="bold" style:font-size-asian="10.5pt" style:font-weight-asian="bold" style:font-size-complex="10.5pt" style:font-weight-complex="bold"/>
    </style:style>
    <style:style style:name="P14" style:family="paragraph">
      <style:paragraph-properties fo:text-align="start"/>
      <style:text-properties fo:color="#000000" loext:opacity="100%" style:font-name="Chilanka" fo:font-size="8pt" fo:font-style="italic" style:text-underline-style="solid" style:text-underline-width="auto" style:text-underline-color="font-color" fo:background-color="transparent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 draw:opacity="33%"/>
      <style:text-properties fo:color="#000000" loext:opacity="100%" style:font-name="Chilanka" fo:font-size="8pt" fo:font-style="italic" style:text-underline-style="solid" style:text-underline-width="auto" style:text-underline-color="font-color" fo:background-color="transparent" style:font-size-asian="8pt" style:font-style-asian="italic" style:font-size-complex="8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hilanka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hilanka" fo:font-size="10pt" style:font-size-asian="10pt" style:font-size-complex="10pt"/>
    </style:style>
    <style:style style:name="T5" style:family="text">
      <style:text-properties fo:color="#ff1744" loext:opacity="100%" style:font-name="Chilanka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212121" loext:opacity="100%" style:font-name="Chilanka" fo:font-size="10.5pt" style:font-size-asian="10.5pt" style:font-size-complex="10.5pt"/>
    </style:style>
    <style:style style:name="T7" style:family="text">
      <style:text-properties fo:color="#ff3d00" loext:opacity="100%" style:font-name="Chilanka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000000" loext:opacity="100%" style:font-name="Chilanka" fo:font-size="8pt" fo:font-style="italic" style:text-underline-style="solid" style:text-underline-width="auto" style:text-underline-color="font-color" fo:background-color="transparent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0.9cm" svg:y1="4.3cm" svg:x2="0.9cm" svg:y2="0.5cm">
          <text:p/>
        </draw:line>
        <draw:line draw:style-name="gr1" draw:text-style-name="P1" draw:layer="layout" svg:x1="0.6cm" svg:y1="4.1cm" svg:x2="5.9cm" svg:y2="4.1cm">
          <text:p/>
        </draw:line>
        <draw:custom-shape draw:style-name="gr2" draw:text-style-name="P2" draw:layer="layout" svg:width="4.3cm" svg:height="3cm" svg:x="0.9cm" svg:y="1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9cm" svg:y1="3cm" svg:x2="5.5cm" svg:y2="3cm">
          <text:p/>
        </draw:line>
        <draw:line draw:style-name="gr3" draw:text-style-name="P1" draw:layer="layout" svg:x1="0.9cm" svg:y1="1.9cm" svg:x2="5.5cm" svg:y2="1.9cm">
          <text:p/>
        </draw:line>
        <draw:line draw:style-name="gr4" draw:text-style-name="P1" draw:layer="layout" svg:x1="0.9cm" svg:y1="1.7cm" svg:x2="5.5cm" svg:y2="1.7cm">
          <text:p/>
        </draw:line>
        <draw:path draw:style-name="gr5" draw:text-style-name="P1" draw:layer="layout" svg:width="3.649cm" svg:height="2.308cm" draw:transform="rotate (0.17226399717184) translate (0.504282986728177cm 1.82561319580103cm)" svg:viewBox="0 0 3650 2309" svg:d="M0 2309c2335 0 3650-2309 3650-2309">
          <text:p/>
        </draw:path>
        <draw:frame draw:style-name="gr6" draw:text-style-name="P4" draw:layer="layout" svg:width="2.8cm" svg:height="0.899cm" svg:x="0.8cm" svg:y="0.3cm">
          <draw:text-box>
            <text:p text:style-name="P3"><text:span text:style-name="T1">圧</text:span><text:span text:style-name="T1">力</text:span><text:span text:style-name="T1"> </text:span><text:span text:style-name="T2">[</text:span><text:span text:style-name="T2">h</text:span><text:span text:style-name="T2">P</text:span><text:span text:style-name="T2">a</text:span><text:span text:style-name="T2">]</text:span></text:p>
          </draw:text-box>
        </draw:frame>
        <draw:frame draw:style-name="gr7" draw:text-style-name="P5" draw:layer="layout" svg:width="1.377cm" svg:height="0.466cm" svg:x="4cm" svg:y="0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5" draw:layer="layout" svg:width="1.964cm" svg:height="0.562cm" svg:x="4cm" svg:y="0.4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2.8cm" svg:height="0.784cm" svg:x="3.1cm" svg:y="3.916cm">
          <draw:text-box>
            <text:p text:style-name="P6"><text:span text:style-name="T3">温度 </text:span><text:span text:style-name="T4">[°C]</text:span></text:p>
          </draw:text-box>
        </draw:frame>
        <draw:frame draw:style-name="gr7" draw:text-style-name="P5" draw:layer="layout" svg:width="1.999cm" svg:height="0.999cm" svg:x="1.983cm" svg:y="1.87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9" draw:layer="layout" svg:width="1.1cm" svg:height="0.7cm" svg:x="0cm" svg:y="1.314cm">
          <draw:text-box>
            <text:p text:style-name="P8"><text:span text:style-name="T5">1</text:span><text:span text:style-name="T5">0</text:span><text:span text:style-name="T5">1</text:span><text:span text:style-name="T5">3</text:span></text:p>
          </draw:text-box>
        </draw:frame>
        <draw:frame draw:style-name="gr9" draw:text-style-name="P11" draw:layer="layout" svg:width="1.4cm" svg:height="0.657cm" svg:x="-0.3cm" svg:y="1.649cm">
          <draw:text-box>
            <text:p text:style-name="P10"><text:span text:style-name="T6">1000</text:span></text:p>
          </draw:text-box>
        </draw:frame>
        <draw:frame draw:style-name="gr9" draw:text-style-name="P11" draw:layer="layout" svg:width="1.4cm" svg:height="0.657cm" svg:x="-0.3cm" svg:y="2.743cm">
          <draw:text-box>
            <text:p text:style-name="P10"><text:span text:style-name="T6">500</text:span></text:p>
          </draw:text-box>
        </draw:frame>
        <draw:frame draw:style-name="gr10" draw:text-style-name="P11" draw:layer="layout" svg:width="0.6cm" svg:height="0.657cm" svg:x="0.3cm" svg:y="4.043cm">
          <draw:text-box>
            <text:p text:style-name="P10"><text:span text:style-name="T6">0</text:span></text:p>
          </draw:text-box>
        </draw:frame>
        <draw:frame draw:style-name="gr11" draw:text-style-name="P11" draw:layer="layout" svg:width="1.2cm" svg:height="0.657cm" svg:x="1.4cm" svg:y="4.022cm">
          <draw:text-box>
            <text:p text:style-name="P10"><text:span text:style-name="T6">50</text:span></text:p>
          </draw:text-box>
        </draw:frame>
        <draw:frame draw:style-name="gr11" draw:text-style-name="P13" draw:layer="layout" svg:width="1.2cm" svg:height="0.657cm" svg:x="3.1cm" svg:y="4cm">
          <draw:text-box>
            <text:p text:style-name="P12"><text:span text:style-name="T7">100</text:span></text:p>
          </draw:text-box>
        </draw:frame>
        <draw:line draw:style-name="gr12" draw:text-style-name="P1" draw:layer="layout" svg:x1="3.9cm" svg:y1="1.7cm" svg:x2="3.9cm" svg:y2="4.1cm">
          <text:p/>
        </draw:line>
        <draw:frame draw:style-name="gr13" draw:text-style-name="P15" draw:layer="layout" svg:width="4.2cm" svg:height="0.564cm" svg:x="0cm" svg:y="0cm">
          <draw:text-box>
            <text:p text:style-name="P14"><text:span text:style-name="T8"><text:s/></text:span><text:span text:style-name="T8">Va</text:span><text:span text:style-name="T8">po</text:span><text:span text:style-name="T8">ur </text:span><text:span text:style-name="T8">pr</text:span><text:span text:style-name="T8">es</text:span><text:span text:style-name="T8">su</text:span><text:span text:style-name="T8">re </text:span><text:span text:style-name="T8">of </text:span><text:span text:style-name="T8">wa</text:span><text:span text:style-name="T8">te</text:span><text:span text:style-name="T8">r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canthis ADF Std No2" svg:font-family="'Accanthis ADF Std No2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線の終点_20_3" draw:display-name="線の終点 3" svg:viewBox="0 7 20 13" svg:d="M0 20l10-13 10 13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5T01:28:10.816104214</dc:date>
    <meta:editing-duration>PT4H53M7S</meta:editing-duration>
    <meta:editing-cycles>67</meta:editing-cycles>
    <meta:generator>LibreOffice/7.3.5.2$Linux_X86_64 LibreOffice_project/3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row>
      <mi mathvariant="normal">h</mi>
      <mo stretchy="false">=</mo>
      <mn>100</mn>
    </mrow>
    <annotation encoding="StarMath 5.0">h=100</annotation>
  </semantics>
</math>
</file>

<file path=Object 2/content.xml><?xml version="1.0" encoding="utf-8"?>
<math xmlns="http://www.w3.org/1998/Math/MathML" display="block">
  <semantics>
    <mrow>
      <mi>Pa</mi>
      <mo stretchy="false">=</mo>
      <mrow>
        <mi mathvariant="normal">N</mi>
        <mo stretchy="false">/</mo>
        <msup>
          <mi mathvariant="normal">m</mi>
          <mn>2</mn>
        </msup>
      </mrow>
    </mrow>
    <annotation encoding="StarMath 5.0">Pa=N/m^{2}</annotation>
  </semantics>
</math>
</file>

<file path=Object 3/content.xml><?xml version="1.0" encoding="utf-8"?>
<math xmlns="http://www.w3.org/1998/Math/MathML" display="block"/>
</file>